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0 0 4 0 0 0 0 0 0 0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21pt" style:font-size-asian="21pt" style:font-size-complex="21pt"/>
    </style:style>
    <style:style style:name="P2" style:parent-style-name="Standard" style:family="paragraph">
      <style:paragraph-properties fo:text-align="center"/>
      <style:text-properties fo:font-size="21pt" style:font-size-asian="21pt" style:font-size-complex="21pt"/>
    </style:style>
    <style:style style:name="P3" style:parent-style-name="Standard" style:family="paragraph">
      <style:text-properties fo:font-weight="bold" style:font-weight-asian="bold" style:font-weight-complex="bold" fo:font-size="20pt" style:font-size-asian="20pt" style:font-size-complex="20pt"/>
    </style:style>
    <style:style style:name="P4" style:parent-style-name="Standard" style:family="paragraph">
      <style:text-properties fo:font-weight="bold" style:font-weight-asian="bold" style:font-weight-complex="bold" fo:font-size="20pt" style:font-size-asian="20pt" style:font-size-complex="20pt"/>
    </style:style>
    <style:style style:name="P5" style:parent-style-name="Standard" style:family="paragraph">
      <style:text-properties fo:font-weight="bold" style:font-weight-asian="bold" style:font-weight-complex="bold" fo:font-size="20pt" style:font-size-asian="20pt" style:font-size-complex="20pt"/>
    </style:style>
    <style:style style:name="P6" style:parent-style-name="Standard" style:family="paragraph">
      <style:text-properties fo:font-size="21pt" style:font-size-asian="21pt" style:font-size-complex="21pt"/>
    </style:style>
    <style:style style:name="P7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8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9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10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1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2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13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14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5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16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17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8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19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20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1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2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3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4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5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6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7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8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9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30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31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32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33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34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35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36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37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38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39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40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41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42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43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44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45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46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47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48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49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50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51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52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53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54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55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56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57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58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59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60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61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62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63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64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65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66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67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68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69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70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71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72" style:parent-style-name="SourceText" style:family="text">
      <style:text-properties fo:font-weight="bold" style:font-weight-asian="bold" style:font-weight-complex="bold" fo:font-size="14pt" style:font-size-asian="14pt" style:font-size-complex="14pt"/>
    </style:style>
    <style:style style:name="P73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74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75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76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77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78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79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80" style:parent-style-name="SourceText" style:family="text">
      <style:text-properties fo:font-weight="bold" style:font-weight-asian="bold" style:font-weight-complex="bold" fo:font-size="14pt" style:font-size-asian="14pt" style:font-size-complex="14pt"/>
    </style:style>
    <style:style style:name="P81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82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83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84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85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86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87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88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89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90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91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92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93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94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95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96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97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98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99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00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01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02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03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04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05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06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07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108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109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10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11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12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13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14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115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116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117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118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19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20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21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22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23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24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25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126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127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28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29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30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31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32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33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134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135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36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37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38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39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40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41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42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43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144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145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46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47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48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49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150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151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152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153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54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55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56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57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158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159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60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61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62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63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64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65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66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67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68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69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70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71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72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173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174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75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76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77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78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79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80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81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182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183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84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85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86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87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88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89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90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91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92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93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94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95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96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97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198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199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00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01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02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03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04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05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06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07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08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209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210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11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12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13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14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15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16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17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18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19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20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21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22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23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24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25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226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227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28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29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family="graphic" style:name="a2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0" style:parent-style-name="Graphics">
      <style:graphic-properties fo:border="none" fo:background-color="transparent" style:wrap="parallel" style:wrap-contour="false" fo:clip="rect(0in, 1.58895in, 1.11378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2.65152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Assignment No.3</text:p>
      <text:p text:style-name="P2"/>
      <text:p text:style-name="P3">Name: Sarvesh Chougule</text:p>
      <text:p text:style-name="P4">Roll No: 80082</text:p>
      <text:p text:style-name="P5">Batch: Kd-4</text:p>
      <text:p text:style-name="P6"/>
      <text:p text:style-name="P7">1)ls(Display hidden files):-</text:p>
      <text:p text:style-name="P8"/>
      <text:p text:style-name="Standard"><text:span text:style-name="T9"><draw:frame draw:z-index="251658240" draw:style-name="a0" draw:name="Image1" text:anchor-type="paragraph" svg:x="-0.23976in" svg:y="0.0626in" svg:width="8.90276in" svg:height="1.32205in" style:rel-width="scale" style:rel-height="scale"><draw:image xlink:href="media/image1.png" xlink:type="simple" xlink:show="embed" xlink:actuate="onLoad"/><svg:title/><svg:desc/></draw:frame></text:span></text:p>
      <text:p text:style-name="P10"/>
      <text:p text:style-name="P11"/>
      <text:p text:style-name="P12">2)rename(Rename all *.txt files to *.htm):-</text:p>
      <text:p text:style-name="Standard"><text:span text:style-name="T13"><draw:frame draw:z-index="251659264" draw:style-name="a1" draw:name="Image2" text:anchor-type="paragraph" svg:x="-0.17441in" svg:y="0.17165in" svg:width="8.50906in" svg:height="0.84291in" style:rel-width="scale" style:rel-height="scale"><draw:image xlink:href="media/image2.png" xlink:type="simple" xlink:show="embed" xlink:actuate="onLoad"/><svg:title/><svg:desc/></draw:frame></text:span></text:p>
      <text:p text:style-name="P14"/>
      <text:p text:style-name="P15"/>
      <text:p text:style-name="Standard"/>
      <text:p text:style-name="Standard"/>
      <text:p text:style-name="Standard"/>
      <text:p text:style-name="Standard"><text:span text:style-name="T16">3)ln -s(Create symbolic link (shortcut) for a file):-</text:span></text:p>
      <text:p text:style-name="P17">4)ln(Create hard link for a file):-</text:p>
      <text:p text:style-name="P18"/>
      <text:p text:style-name="Standard"><text:span text:style-name="T19"><draw:frame draw:z-index="16" draw:style-name="a2" draw:name="Image20" text:anchor-type="paragraph" svg:x="-0.06614in" svg:y="0.12441in" svg:width="8.10433in" svg:height="2.1563in" style:rel-width="scale" style:rel-height="scale"><draw:image xlink:href="media/image3.png" xlink:type="simple" xlink:show="embed" xlink:actuate="onLoad"/><svg:title/><svg:desc/></draw:frame></text:span></text:p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>5)stat(Display time stamp of the file):-</text:p>
      <text:p text:style-name="P31"/>
      <text:p text:style-name="P32"/>
      <text:p text:style-name="Standard"><text:span text:style-name="T33"><draw:frame draw:z-index="2" draw:style-name="a3" draw:name="Image3" text:anchor-type="paragraph" svg:x="-0.08661in" svg:y="0.00551in" svg:width="9.08346in" svg:height="2.50709in" style:rel-width="scale" style:rel-height="scale"><draw:image xlink:href="media/image4.png" xlink:type="simple" xlink:show="embed" xlink:actuate="onLoad"/><svg:title/><svg:desc/></draw:frame></text:span></text:p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>6)touch(Change the time stamp of the file):-</text:p>
      <text:p text:style-name="P49">7)touch(Create empty file):-</text:p>
      <text:p text:style-name="P50"/>
      <text:soft-page-break/>
      <text:p text:style-name="Standard"><text:span text:style-name="T51"><draw:frame draw:z-index="18" draw:style-name="a4" draw:name="Image4" text:anchor-type="paragraph" svg:x="0in" svg:y="0in" svg:width="10.11811in" svg:height="1.95433in" style:rel-width="scale" style:rel-height="scale"><draw:image xlink:href="media/image5.png" xlink:type="simple" xlink:show="embed" xlink:actuate="onLoad"/><svg:title/><svg:desc/></draw:frame></text:span></text:p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>8)tail(Print all lines in a file from fifth line onwards):-</text:p>
      <text:p text:style-name="P65"/>
      <text:p text:style-name="P66"/>
      <text:p text:style-name="Standard"><text:span text:style-name="T67"><draw:frame draw:z-index="19" draw:style-name="a5" draw:name="Image5" text:anchor-type="paragraph" svg:x="0in" svg:y="0in" svg:width="10.11811in" svg:height="3.97205in" style:rel-width="scale" style:rel-height="scale"><draw:image xlink:href="media/image6.png" xlink:type="simple" xlink:show="embed" xlink:actuate="onLoad"/><svg:title/><svg:desc/></draw:frame></text:span></text:p>
      <text:p text:style-name="P68"/>
      <text:p text:style-name="Standard"><text:span text:style-name="T69">9)init 0, poweroff(Shutdown (Only for super-user)):-</text:span></text:p>
      <text:p text:style-name="P70"/>
      <text:p text:style-name="P71"/>
      <text:p text:style-name="PreformattedText"><text:span text:style-name="T72">--&gt;sudo init 0</text:span></text:p>
      <text:p text:style-name="P73"/>
      <text:p text:style-name="P74"/>
      <text:p text:style-name="P75"/>
      <text:p text:style-name="P76"/>
      <text:p text:style-name="P77">10)init 6, reboot(Reboot (Only for super-user)):-</text:p>
      <text:p text:style-name="P78"/>
      <text:p text:style-name="P79"/>
      <text:p text:style-name="PreformattedText"><text:span text:style-name="T80">--&gt;sudo init 6</text:span></text:p>
      <text:p text:style-name="P81"/>
      <text:p text:style-name="P82">11)whoami(Find current user):-</text:p>
      <text:p text:style-name="P83"/>
      <text:p text:style-name="Standard"><text:span text:style-name="T84"><draw:frame draw:z-index="3" draw:style-name="a6" draw:name="Image6" text:anchor-type="paragraph" svg:x="0.02283in" svg:y="0.04646in" svg:width="8.76024in" svg:height="0.80197in" style:rel-width="scale" style:rel-height="scale"><draw:image xlink:href="media/image7.png" xlink:type="simple" xlink:show="embed" xlink:actuate="onLoad"/><svg:title/><svg:desc/></draw:frame></text:span></text:p>
      <text:p text:style-name="P85"/>
      <text:p text:style-name="P86"/>
      <text:p text:style-name="P87"/>
      <text:p text:style-name="P88"/>
      <text:p text:style-name="P89"/>
      <text:p text:style-name="P90">12)tty(Find current terminal):-</text:p>
      <text:soft-page-break/>
      <text:p text:style-name="Standard"><text:span text:style-name="T91"><draw:frame draw:z-index="4" draw:style-name="a7" draw:name="Image7" text:anchor-type="paragraph" svg:x="-0.02913in" svg:y="0.17165in" svg:width="8.76024in" svg:height="0.80197in" style:rel-width="scale" style:rel-height="scale"><draw:image xlink:href="media/image8.png" xlink:type="simple" xlink:show="embed" xlink:actuate="onLoad"/><svg:title/><svg:desc/></draw:frame></text:span></text:p>
      <text:p text:style-name="P92"/>
      <text:p text:style-name="P93"/>
      <text:p text:style-name="P94"/>
      <text:p text:style-name="P95"/>
      <text:p text:style-name="P96"/>
      <text:p text:style-name="P97">13)who am i(Find current user and terminal):-</text:p>
      <text:p text:style-name="Standard"><text:span text:style-name="T98"><draw:frame draw:z-index="5" draw:style-name="a8" draw:name="Image8" text:anchor-type="paragraph" svg:x="0.00197in" svg:y="0.16102in" svg:width="8.76024in" svg:height="0.98976in" style:rel-width="scale" style:rel-height="scale"><draw:image xlink:href="media/image9.png" xlink:type="simple" xlink:show="embed" xlink:actuate="onLoad"/><svg:title/><svg:desc/></draw:frame></text:span></text:p>
      <text:p text:style-name="P99"/>
      <text:p text:style-name="P100"/>
      <text:p text:style-name="P101"/>
      <text:p text:style-name="P102"/>
      <text:p text:style-name="P103"/>
      <text:p text:style-name="P104"/>
      <text:p text:style-name="P105"/>
      <text:p text:style-name="P106">14)users(Find all users logged into the system):-</text:p>
      <text:p text:style-name="P107"/>
      <text:p text:style-name="Standard"><text:span text:style-name="T108"><draw:frame draw:z-index="6" draw:style-name="a9" draw:name="Image9" text:anchor-type="paragraph" svg:x="-0.0189in" svg:y="0in" svg:width="8.76024in" svg:height="0.79173in" style:rel-width="scale" style:rel-height="scale"><draw:image xlink:href="media/image10.png" xlink:type="simple" xlink:show="embed" xlink:actuate="onLoad"/><svg:title/><svg:desc/></draw:frame></text:span></text:p>
      <text:p text:style-name="P109"/>
      <text:p text:style-name="P110"/>
      <text:p text:style-name="P111"/>
      <text:p text:style-name="P112"/>
      <text:p text:style-name="P113"/>
      <text:p text:style-name="P114"/>
      <text:p text:style-name="Standard"><text:span text:style-name="T115">15)who(Find all users logged in and terminals in use):-</text:span></text:p>
      <text:p text:style-name="P116"/>
      <text:p text:style-name="Standard"><text:span text:style-name="T117"><draw:frame draw:z-index="7" draw:style-name="a10" draw:name="Image10" text:anchor-type="paragraph" svg:x="0.0126in" svg:y="0in" svg:width="8.76024in" svg:height="0.79173in" style:rel-width="scale" style:rel-height="scale"><draw:image xlink:href="media/image11.png" xlink:type="simple" xlink:show="embed" xlink:actuate="onLoad"/><svg:title/><svg:desc/></draw:frame></text:span></text:p>
      <text:p text:style-name="P118"/>
      <text:p text:style-name="P119"/>
      <text:p text:style-name="P120"/>
      <text:p text:style-name="P121"/>
      <text:p text:style-name="P122"/>
      <text:p text:style-name="P123"/>
      <text:p text:style-name="P124">16)grep, egrep, fgrep(Find a given word/pattern from the file):-</text:p>
      <text:p text:style-name="P125"/>
      <text:p text:style-name="Standard"><text:span text:style-name="T126"><draw:frame draw:z-index="20" draw:style-name="a11" draw:name="Image11" text:anchor-type="paragraph" svg:x="-0.02913in" svg:y="0.19803in" svg:width="7.48976in" svg:height="0.70827in" style:rel-width="scale" style:rel-height="scale"><draw:image xlink:href="media/image12.png" xlink:type="simple" xlink:show="embed" xlink:actuate="onLoad"/><svg:title/><svg:desc/></draw:frame></text:span></text:p>
      <text:p text:style-name="P127"/>
      <text:p text:style-name="P128"/>
      <text:p text:style-name="P129"/>
      <text:p text:style-name="P130"/>
      <text:p text:style-name="P131"/>
      <text:p text:style-name="P132">17)chmod(Make a file as read-only):-</text:p>
      <text:p text:style-name="P133"/>
      <text:p text:style-name="Standard"><text:span text:style-name="T134"><draw:frame draw:z-index="15" draw:style-name="a12" draw:name="Image19" text:anchor-type="paragraph" svg:x="-0.04528in" svg:y="0.06732in" svg:width="8.10433in" svg:height="0.7811in" style:rel-width="scale" style:rel-height="scale"><draw:image xlink:href="media/image13.png" xlink:type="simple" xlink:show="embed" xlink:actuate="onLoad"/><svg:title/><svg:desc/></draw:frame></text:span></text:p>
      <text:p text:style-name="P135"/>
      <text:p text:style-name="P136"/>
      <text:p text:style-name="P137"/>
      <text:p text:style-name="P138"/>
      <text:p text:style-name="P139"/>
      <text:p text:style-name="P140"/>
      <text:p text:style-name="P141"/>
      <text:p text:style-name="P142">18)chmod(Make a file as write, read and execute):-</text:p>
      <text:p text:style-name="P143"/>
      <text:p text:style-name="Standard"><text:span text:style-name="T144"><draw:frame draw:z-index="17" draw:style-name="a13" draw:name="Image21" text:anchor-type="paragraph" svg:x="-0.04528in" svg:y="0.06732in" svg:width="8.10433in" svg:height="0.7811in" style:rel-width="scale" style:rel-height="scale"><draw:image xlink:href="media/image13.png" xlink:type="simple" xlink:show="embed" xlink:actuate="onLoad"/><svg:title/><svg:desc/></draw:frame></text:span></text:p>
      <text:p text:style-name="P145"/>
      <text:p text:style-name="P146"/>
      <text:p text:style-name="P147"/>
      <text:p text:style-name="P148"/>
      <text:p text:style-name="P149"/>
      <text:p text:style-name="Standard"><text:span text:style-name="T150">19)wc (using redirection)(Take input from the file, count words and store output to other file):-</text:span></text:p>
      <text:p text:style-name="P151"/>
      <text:p text:style-name="Standard"><text:span text:style-name="T152"><draw:frame draw:z-index="14" draw:style-name="a14" draw:name="Image18" text:anchor-type="paragraph" svg:x="0.01732in" svg:y="0.00472in" svg:width="8.10433in" svg:height="0.57283in" style:rel-width="scale" style:rel-height="scale"><draw:image xlink:href="media/image14.png" xlink:type="simple" xlink:show="embed" xlink:actuate="onLoad"/><svg:title/><svg:desc/></draw:frame></text:span></text:p>
      <text:p text:style-name="P153"/>
      <text:p text:style-name="P154"/>
      <text:p text:style-name="P155"/>
      <text:p text:style-name="P156"/>
      <text:soft-page-break/>
      <text:p text:style-name="P157">20)who | wc (using pipe)(Count words in output of “who” command):-</text:p>
      <text:p text:style-name="Standard"><text:span text:style-name="T158"><draw:frame draw:z-index="13" draw:style-name="a15" draw:name="Image17" text:anchor-type="paragraph" svg:x="-0.01378in" svg:y="0.20748in" svg:width="8.10433in" svg:height="0.57283in" style:rel-width="scale" style:rel-height="scale"><draw:image xlink:href="media/image15.png" xlink:type="simple" xlink:show="embed" xlink:actuate="onLoad"/><svg:title/><svg:desc/></draw:frame></text:span></text:p>
      <text:p text:style-name="P159"/>
      <text:p text:style-name="P160"/>
      <text:p text:style-name="P161"/>
      <text:p text:style-name="P162"/>
      <text:p text:style-name="P163"/>
      <text:p text:style-name="P164"/>
      <text:p text:style-name="P165"/>
      <text:p text:style-name="P166"/>
      <text:p text:style-name="P167"/>
      <text:p text:style-name="P168"/>
      <text:p text:style-name="P169"/>
      <text:p text:style-name="P170"/>
      <text:p text:style-name="P171">21)head, tail (using pipe)(Print lines 5 to 10 from the given file):-</text:p>
      <text:p text:style-name="P172"/>
      <text:p text:style-name="Standard"><text:span text:style-name="T173"><draw:frame draw:z-index="12" draw:style-name="a16" draw:name="Image16" text:anchor-type="paragraph" svg:x="0.01732in" svg:y="0in" svg:width="8.10433in" svg:height="1.44803in" style:rel-width="scale" style:rel-height="scale"><draw:image xlink:href="media/image16.png" xlink:type="simple" xlink:show="embed" xlink:actuate="onLoad"/><svg:title/><svg:desc/></draw:frame></text:span></text:p>
      <text:p text:style-name="P174"/>
      <text:p text:style-name="P175"/>
      <text:p text:style-name="P176"/>
      <text:p text:style-name="P177"/>
      <text:p text:style-name="P178"/>
      <text:p text:style-name="P179"/>
      <text:p text:style-name="P180"/>
      <text:p text:style-name="P181">22)sort , uniq (using pipe)(Print the uniq values from the unsorted file):-</text:p>
      <text:p text:style-name="Standard"><text:span text:style-name="T182"><draw:frame draw:z-index="11" draw:style-name="a17" draw:name="Image15" text:anchor-type="paragraph" svg:x="-0.01378in" svg:y="0.14016in" svg:width="8.10433in" svg:height="2.57283in" style:rel-width="scale" style:rel-height="scale"><draw:image xlink:href="media/image17.png" xlink:type="simple" xlink:show="embed" xlink:actuate="onLoad"/><svg:title/><svg:desc/></draw:frame></text:span></text:p>
      <text:p text:style-name="P183"/>
      <text:p text:style-name="P184"/>
      <text:p text:style-name="P185"/>
      <text:p text:style-name="P186"/>
      <text:p text:style-name="P187"/>
      <text:p text:style-name="P188"/>
      <text:p text:style-name="P189"/>
      <text:p text:style-name="P190"/>
      <text:p text:style-name="P191"/>
      <text:p text:style-name="P192"/>
      <text:p text:style-name="P193"/>
      <text:p text:style-name="P194"/>
      <text:p text:style-name="P195"/>
      <text:p text:style-name="P196">26)ls, grep (using pipe)(Display only hidden files in a directory):-</text:p>
      <text:p text:style-name="P197"/>
      <text:p text:style-name="Standard"><text:span text:style-name="T198"><draw:frame draw:z-index="10" draw:style-name="a18" draw:name="Image14" text:anchor-type="paragraph" svg:x="-0.0189in" svg:y="0in" svg:width="8.13543in" svg:height="1.45827in" style:rel-width="scale" style:rel-height="scale"><draw:image xlink:href="media/image18.png" xlink:type="simple" xlink:show="embed" xlink:actuate="onLoad"/><svg:title/><svg:desc/></draw:frame></text:span></text:p>
      <text:p text:style-name="P199"/>
      <text:p text:style-name="P200"/>
      <text:p text:style-name="P201"/>
      <text:p text:style-name="P202"/>
      <text:p text:style-name="P203"/>
      <text:p text:style-name="P204"/>
      <text:p text:style-name="P205"/>
      <text:p text:style-name="P206"/>
      <text:p text:style-name="P207">27)tr(Convert file contents into uppercase , also learn "-s" option of this command):-</text:p>
      <text:p text:style-name="P208"/>
      <text:p text:style-name="Standard"><text:span text:style-name="T209"><draw:frame draw:z-index="9" draw:style-name="a19" draw:name="Image13" text:anchor-type="paragraph" svg:x="0.03346in" svg:y="0.00472in" svg:width="8.13543in" svg:height="3.26024in" style:rel-width="scale" style:rel-height="scale"><draw:image xlink:href="media/image19.png" xlink:type="simple" xlink:show="embed" xlink:actuate="onLoad"/><svg:title/><svg:desc/></draw:frame></text:span></text:p>
      <text:p text:style-name="P210"/>
      <text:p text:style-name="P211"/>
      <text:p text:style-name="P212"/>
      <text:p text:style-name="P213"/>
      <text:p text:style-name="P214"/>
      <text:p text:style-name="P215"/>
      <text:p text:style-name="P216"/>
      <text:p text:style-name="P217"/>
      <text:p text:style-name="P218"/>
      <text:p text:style-name="P219"/>
      <text:p text:style-name="P220"/>
      <text:p text:style-name="P221"/>
      <text:p text:style-name="P222"/>
      <text:p text:style-name="P223"/>
      <text:p text:style-name="P224"/>
      <text:p text:style-name="P225">28)cut(Split the file contents using delimiter and print required fields):-</text:p>
      <text:p text:style-name="Standard"><text:span text:style-name="T226"><draw:frame draw:z-index="8" draw:style-name="a20" draw:name="Image12" text:anchor-type="paragraph" svg:x="0.05906in" svg:y="0.19173in" svg:width="6.1252in" svg:height="1.98661in" style:rel-width="scale" style:rel-height="scale"><draw:image xlink:href="media/image20.png" xlink:type="simple" xlink:show="embed" xlink:actuate="onLoad"/><svg:title/><svg:desc/></draw:frame></text:span></text:p>
      <text:p text:style-name="P227"/>
      <text:p text:style-name="P228"/>
      <text:p text:style-name="P22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0 0 4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oto Sans Mono CJK SC" style:font-name-complex="Liberation Mono" fo:font-size="10pt" style:font-size-asian="10pt" style:font-size-complex="10pt" fo:hyphenate="false"/>
    </style:style>
    <style:style style:name="SourceText" style:display-name="Source Text" style:family="text">
      <style:text-properties style:font-name="Liberation Mono" style:font-name-asian="Noto Sans Mono CJK SC" style:font-name-complex="Liberation Mono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11.693in" fo:page-height="16.5354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Sarvesh Chougule</dc:creator>
    <meta:creation-date>2023-12-09T16:52:00Z</meta:creation-date>
    <dc:date>2023-12-22T14:45:00Z</dc:date>
    <meta:template xlink:href="Normal" xlink:type="simple"/>
    <meta:editing-cycles>7</meta:editing-cycles>
    <meta:editing-duration>PT5040S</meta:editing-duration>
    <meta:document-statistic meta:page-count="5" meta:paragraph-count="3" meta:word-count="249" meta:character-count="1667" meta:row-count="11" meta:non-whitespace-character-count="1421"/>
  </office:meta>
</office:document-meta>
</file>